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1.84mm"/>
    </style:style>
    <style:style style:name="co3" style:family="table-column">
      <style:table-column-properties fo:break-before="auto" style:column-width="31.03mm"/>
    </style:style>
    <style:style style:name="co4" style:family="table-column">
      <style:table-column-properties fo:break-before="auto" style:column-width="29.09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34.52mm"/>
    </style:style>
    <style:style style:name="co8" style:family="table-column">
      <style:table-column-properties fo:break-before="auto" style:column-width="24.68mm"/>
    </style:style>
    <style:style style:name="co9" style:family="table-column">
      <style:table-column-properties fo:break-before="auto" style:column-width="25.19mm"/>
    </style:style>
    <style:style style:name="co10" style:family="table-column">
      <style:table-column-properties fo:break-before="auto" style:column-width="31.54mm"/>
    </style:style>
    <style:style style:name="co11" style:family="table-column">
      <style:table-column-properties fo:break-before="auto" style:column-width="27.27mm"/>
    </style:style>
    <style:style style:name="co12" style:family="table-column">
      <style:table-column-properties fo:break-before="auto" style:column-width="26.49mm"/>
    </style:style>
    <style:style style:name="co13" style:family="table-column">
      <style:table-column-properties fo:break-before="auto" style:column-width="39.4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2018-09-02-TestResults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office:value-type="string" calcext:value-type="string">
            <text:p>i_val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ean/Std</text:p>
          </table:table-cell>
          <table:table-cell office:value-type="string" calcext:value-type="string">
            <text:p>min_loss</text:p>
          </table:table-cell>
          <table:table-cell office:value-type="string" calcext:value-type="string">
            <text:p>Mean/Std</text:p>
          </table:table-cell>
          <table:table-cell office:value-type="string" calcext:value-type="string">
            <text:p>no_fold_vals</text:p>
          </table:table-cell>
          <table:table-cell table:style-name="Default" office:value-type="string" calcext:value-type="string">
            <text:p>supervised</text:p>
          </table:table-cell>
          <table:table-cell table:style-name="Default" office:value-type="string" calcext:value-type="string">
            <text:p>auxilaryEmbedding1</text:p>
          </table:table-cell>
          <table:table-cell table:style-name="Default" office:value-type="string" calcext:value-type="string">
            <text:p>auxilaryEmbedding2</text:p>
          </table:table-cell>
          <table:table-cell table:style-name="Default" office:value-type="string" calcext:value-type="string">
            <text:p>auxilaryGraph</text:p>
          </table:table-cell>
          <table:table-cell table:style-name="Default" office:value-type="string" calcext:value-type="string">
            <text:p>linkageActFun</text:p>
          </table:table-cell>
          <table:table-cell table:style-name="Default" office:value-type="string" calcext:value-type="string">
            <text:p>linkageBatchNorm</text:p>
          </table:table-cell>
          <table:table-cell office:value-type="string" calcext:value-type="string">
            <text:p>linkageNeurons</text:p>
          </table:table-cell>
          <table:table-cell office:value-type="string" calcext:value-type="string">
            <text:p>linkagePosition</text:p>
          </table:table-cell>
          <table:table-cell office:value-type="string" calcext:value-type="string">
            <text:p>reverseLinkagePos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4975090026856" calcext:value-type="float">
            <text:p>5.4497509003</text:p>
          </table:table-cell>
          <table:table-cell table:formula="of:=AVERAGE([.D2:.D6])" office:value-type="float" office:value="5.75907888412476" calcext:value-type="float">
            <text:p>5.7590788841</text:p>
          </table:table-cell>
          <table:table-cell office:value-type="float" office:value="5.0892825126648" calcext:value-type="float">
            <text:p>5.0892825127</text:p>
          </table:table-cell>
          <table:table-cell table:formula="of:=AVERAGE([.F2:.F6])" office:value-type="float" office:value="5.21849174499512" calcext:value-type="float">
            <text:p>5.2184917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3560628890991" calcext:value-type="float">
            <text:p>5.6356062889</text:p>
          </table:table-cell>
          <table:table-cell table:formula="of:=STDEV([.D2:.D6])" office:value-type="float" office:value="0.85614251896471" calcext:value-type="float">
            <text:p>0.856142519</text:p>
          </table:table-cell>
          <table:table-cell office:value-type="float" office:value="5.14138841629028" calcext:value-type="float">
            <text:p>5.1413884163</text:p>
          </table:table-cell>
          <table:table-cell table:formula="of:=STDEV([.F2:.F6])" office:value-type="float" office:value="0.618476951898686" calcext:value-type="float">
            <text:p>0.61847695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.25853300094605" calcext:value-type="float">
            <text:p>7.2585330009</text:p>
          </table:table-cell>
          <table:table-cell/>
          <table:table-cell office:value-type="float" office:value="6.27938508987427" calcext:value-type="float">
            <text:p>6.279385089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.26907205581665" calcext:value-type="float">
            <text:p>5.2690720558</text:p>
          </table:table-cell>
          <table:table-cell/>
          <table:table-cell office:value-type="float" office:value="4.69964218139648" calcext:value-type="float">
            <text:p>4.69964218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.18243217468262" calcext:value-type="float">
            <text:p>5.1824321747</text:p>
          </table:table-cell>
          <table:table-cell/>
          <table:table-cell office:value-type="float" office:value="4.88276052474976" calcext:value-type="float">
            <text:p>4.882760524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3826494216919" calcext:value-type="float">
            <text:p>11.3826494217</text:p>
          </table:table-cell>
          <table:table-cell table:formula="of:=AVERAGE([.D7:.D11])" office:value-type="float" office:value="10.7896305084229" calcext:value-type="float">
            <text:p>10.7896305084</text:p>
          </table:table-cell>
          <table:table-cell office:value-type="float" office:value="10.2162246704102" calcext:value-type="float">
            <text:p>10.2162246704</text:p>
          </table:table-cell>
          <table:table-cell table:formula="of:=AVERAGE([.F7:.F11])" office:value-type="float" office:value="9.78762741088867" calcext:value-type="float">
            <text:p>9.787627410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.4724559783936" calcext:value-type="float">
            <text:p>10.4724559784</text:p>
          </table:table-cell>
          <table:table-cell table:formula="of:=STDEV([.D7:.D11])" office:value-type="float" office:value="0.814831400052256" calcext:value-type="float">
            <text:p>0.8148314001</text:p>
          </table:table-cell>
          <table:table-cell office:value-type="float" office:value="9.08118629455566" calcext:value-type="float">
            <text:p>9.0811862946</text:p>
          </table:table-cell>
          <table:table-cell table:formula="of:=STDEV([.F7:.F11])" office:value-type="float" office:value="0.644600764932959" calcext:value-type="float">
            <text:p>0.644600764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7835464477539" calcext:value-type="float">
            <text:p>10.7835464478</text:p>
          </table:table-cell>
          <table:table-cell/>
          <table:table-cell office:value-type="float" office:value="9.95468139648438" calcext:value-type="float">
            <text:p>9.95468139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.695689201355" calcext:value-type="float">
            <text:p>11.6956892014</text:p>
          </table:table-cell>
          <table:table-cell/>
          <table:table-cell office:value-type="float" office:value="10.53049659729" calcext:value-type="float">
            <text:p>10.53049659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61381149291992" calcext:value-type="float">
            <text:p>9.6138114929</text:p>
          </table:table-cell>
          <table:table-cell/>
          <table:table-cell office:value-type="float" office:value="9.15554809570313" calcext:value-type="float">
            <text:p>9.155548095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.8606967926025" calcext:value-type="float">
            <text:p>16.8606967926</text:p>
          </table:table-cell>
          <table:table-cell table:formula="of:=AVERAGE([.D12:.D21])" office:value-type="float" office:value="15.7989687919617" calcext:value-type="float">
            <text:p>15.798968792</text:p>
          </table:table-cell>
          <table:table-cell office:value-type="float" office:value="15.3483800888062" calcext:value-type="float">
            <text:p>15.3483800888</text:p>
          </table:table-cell>
          <table:table-cell table:formula="of:=AVERAGE([.F12:.F21])" office:value-type="float" office:value="14.9377640724182" calcext:value-type="float">
            <text:p>14.937764072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.049108505249" calcext:value-type="float">
            <text:p>16.0491085052</text:p>
          </table:table-cell>
          <table:table-cell table:formula="of:=STDEV([.D12:.D21])" office:value-type="float" office:value="0.961665381391886" calcext:value-type="float">
            <text:p>0.9616653814</text:p>
          </table:table-cell>
          <table:table-cell office:value-type="float" office:value="14.3138561248779" calcext:value-type="float">
            <text:p>14.3138561249</text:p>
          </table:table-cell>
          <table:table-cell table:formula="of:=STDEV([.F12:.F21])" office:value-type="float" office:value="0.838685907694057" calcext:value-type="float">
            <text:p>0.838685907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.3915576934814" calcext:value-type="float">
            <text:p>15.3915576935</text:p>
          </table:table-cell>
          <table:table-cell/>
          <table:table-cell office:value-type="float" office:value="14.1397304534912" calcext:value-type="float">
            <text:p>14.139730453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.0201015472412" calcext:value-type="float">
            <text:p>15.0201015472</text:p>
          </table:table-cell>
          <table:table-cell/>
          <table:table-cell office:value-type="float" office:value="14.3620796203613" calcext:value-type="float">
            <text:p>14.36207962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530481338501" calcext:value-type="float">
            <text:p>14.5530481339</text:p>
          </table:table-cell>
          <table:table-cell/>
          <table:table-cell office:value-type="float" office:value="13.9378433227539" calcext:value-type="float">
            <text:p>13.937843322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.2040128707886" calcext:value-type="float">
            <text:p>15.2040128708</text:p>
          </table:table-cell>
          <table:table-cell/>
          <table:table-cell office:value-type="float" office:value="14.9459667205811" calcext:value-type="float">
            <text:p>14.94596672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.7208576202393" calcext:value-type="float">
            <text:p>15.7208576202</text:p>
          </table:table-cell>
          <table:table-cell/>
          <table:table-cell office:value-type="float" office:value="14.9648551940918" calcext:value-type="float">
            <text:p>14.964855194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.193943977356" calcext:value-type="float">
            <text:p>15.1939439774</text:p>
          </table:table-cell>
          <table:table-cell/>
          <table:table-cell office:value-type="float" office:value="15.0659217834473" calcext:value-type="float">
            <text:p>15.065921783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.221622467041" calcext:value-type="float">
            <text:p>16.221622467</text:p>
          </table:table-cell>
          <table:table-cell/>
          <table:table-cell office:value-type="float" office:value="15.4973087310791" calcext:value-type="float">
            <text:p>15.49730873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.7747383117676" calcext:value-type="float">
            <text:p>17.7747383118</text:p>
          </table:table-cell>
          <table:table-cell/>
          <table:table-cell office:value-type="float" office:value="16.8016986846924" calcext:value-type="float">
            <text:p>16.80169868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389852523804" calcext:value-type="float">
            <text:p>12.0389852524</text:p>
          </table:table-cell>
          <table:table-cell table:formula="of:=AVERAGE([.D22:.D26])" office:value-type="float" office:value="618.248669147491" calcext:value-type="float">
            <text:p>618.2486691475</text:p>
          </table:table-cell>
          <table:table-cell office:value-type="float" office:value="5.10156774520874" calcext:value-type="float">
            <text:p>5.1015677452</text:p>
          </table:table-cell>
          <table:table-cell table:formula="of:=AVERAGE([.F22:.F26])" office:value-type="float" office:value="39.4512288093567" calcext:value-type="float">
            <text:p>39.4512288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39.46020507813" calcext:value-type="float">
            <text:p>3039.4602050781</text:p>
          </table:table-cell>
          <table:table-cell table:formula="of:=STDEV([.D22:.D26])" office:value-type="float" office:value="1353.50730462696" calcext:value-type="float">
            <text:p>1353.507304627</text:p>
          </table:table-cell>
          <table:table-cell office:value-type="float" office:value="169.013046264648" calcext:value-type="float">
            <text:p>169.0130462646</text:p>
          </table:table-cell>
          <table:table-cell table:formula="of:=STDEV([.F22:.F26])" office:value-type="float" office:value="72.4587711992968" calcext:value-type="float">
            <text:p>72.4587711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0.9298229217529" calcext:value-type="float">
            <text:p>20.9298229218</text:p>
          </table:table-cell>
          <table:table-cell/>
          <table:table-cell office:value-type="float" office:value="8.4900426864624" calcext:value-type="float">
            <text:p>8.490042686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.55557680130005" calcext:value-type="float">
            <text:p>7.5555768013</text:p>
          </table:table-cell>
          <table:table-cell/>
          <table:table-cell office:value-type="float" office:value="4.85170841217041" calcext:value-type="float">
            <text:p>4.851708412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1.2587556838989" calcext:value-type="float">
            <text:p>11.2587556839</text:p>
          </table:table-cell>
          <table:table-cell/>
          <table:table-cell office:value-type="float" office:value="9.79977893829346" calcext:value-type="float">
            <text:p>9.799778938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.716064453125" calcext:value-type="float">
            <text:p>61.7160644531</text:p>
          </table:table-cell>
          <table:table-cell table:formula="of:=AVERAGE([.D27:.D31])" office:value-type="float" office:value="119.803408432007" calcext:value-type="float">
            <text:p>119.803408432</text:p>
          </table:table-cell>
          <table:table-cell office:value-type="float" office:value="9.38577651977539" calcext:value-type="float">
            <text:p>9.3857765198</text:p>
          </table:table-cell>
          <table:table-cell table:formula="of:=AVERAGE([.F27:.F31])" office:value-type="float" office:value="19.2932144165039" calcext:value-type="float">
            <text:p>19.293214416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.9906063079834" calcext:value-type="float">
            <text:p>28.990606308</text:p>
          </table:table-cell>
          <table:table-cell table:formula="of:=STDEV([.D27:.D31])" office:value-type="float" office:value="101.591857493876" calcext:value-type="float">
            <text:p>101.5918574939</text:p>
          </table:table-cell>
          <table:table-cell office:value-type="float" office:value="16.8333187103271" calcext:value-type="float">
            <text:p>16.8333187103</text:p>
          </table:table-cell>
          <table:table-cell table:formula="of:=STDEV([.F27:.F31])" office:value-type="float" office:value="10.2605419310786" calcext:value-type="float">
            <text:p>10.26054193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0.517852783203" calcext:value-type="float">
            <text:p>280.5178527832</text:p>
          </table:table-cell>
          <table:table-cell/>
          <table:table-cell office:value-type="float" office:value="36.7149391174316" calcext:value-type="float">
            <text:p>36.714939117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7.275955200195" calcext:value-type="float">
            <text:p>157.2759552002</text:p>
          </table:table-cell>
          <table:table-cell/>
          <table:table-cell office:value-type="float" office:value="16.2107963562012" calcext:value-type="float">
            <text:p>16.210796356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.5165634155273" calcext:value-type="float">
            <text:p>70.5165634155</text:p>
          </table:table-cell>
          <table:table-cell/>
          <table:table-cell office:value-type="float" office:value="17.3212413787842" calcext:value-type="float">
            <text:p>17.321241378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.5729522705078" calcext:value-type="float">
            <text:p>84.5729522705</text:p>
          </table:table-cell>
          <table:table-cell table:formula="of:=AVERAGE([.D32:.D41])" office:value-type="float" office:value="398.515525817871" calcext:value-type="float">
            <text:p>398.5155258179</text:p>
          </table:table-cell>
          <table:table-cell office:value-type="float" office:value="33.0728149414062" calcext:value-type="float">
            <text:p>33.0728149414</text:p>
          </table:table-cell>
          <table:table-cell table:formula="of:=AVERAGE([.F32:.F41])" office:value-type="float" office:value="55.1594879150391" calcext:value-type="float">
            <text:p>55.1594879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6.979705810547" calcext:value-type="float">
            <text:p>256.9797058105</text:p>
          </table:table-cell>
          <table:table-cell table:formula="of:=STDEV([.D32:.D41])" office:value-type="float" office:value="480.706145162865" calcext:value-type="float">
            <text:p>480.7061451629</text:p>
          </table:table-cell>
          <table:table-cell office:value-type="float" office:value="33.0138359069824" calcext:value-type="float">
            <text:p>33.013835907</text:p>
          </table:table-cell>
          <table:table-cell table:formula="of:=STDEV([.F32:.F41])" office:value-type="float" office:value="38.6939390410149" calcext:value-type="float">
            <text:p>38.69393904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34.627624511719" calcext:value-type="float">
            <text:p>834.6276245117</text:p>
          </table:table-cell>
          <table:table-cell/>
          <table:table-cell office:value-type="float" office:value="148.869781494141" calcext:value-type="float">
            <text:p>148.869781494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3.5686492919922" calcext:value-type="float">
            <text:p>53.568649292</text:p>
          </table:table-cell>
          <table:table-cell/>
          <table:table-cell office:value-type="float" office:value="30.1473693847656" calcext:value-type="float">
            <text:p>30.147369384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14.21166992187" calcext:value-type="float">
            <text:p>1614.2116699219</text:p>
          </table:table-cell>
          <table:table-cell/>
          <table:table-cell office:value-type="float" office:value="81.3220367431641" calcext:value-type="float">
            <text:p>81.322036743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5.317443847656" calcext:value-type="float">
            <text:p>125.3174438477</text:p>
          </table:table-cell>
          <table:table-cell/>
          <table:table-cell office:value-type="float" office:value="45.3410568237305" calcext:value-type="float">
            <text:p>45.341056823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7.117462158203" calcext:value-type="float">
            <text:p>167.1174621582</text:p>
          </table:table-cell>
          <table:table-cell/>
          <table:table-cell office:value-type="float" office:value="24.916051864624" calcext:value-type="float">
            <text:p>24.916051864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08.747894287109" calcext:value-type="float">
            <text:p>308.7478942871</text:p>
          </table:table-cell>
          <table:table-cell/>
          <table:table-cell office:value-type="float" office:value="67.6139755249023" calcext:value-type="float">
            <text:p>67.613975524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18.709686279297" calcext:value-type="float">
            <text:p>318.7096862793</text:p>
          </table:table-cell>
          <table:table-cell/>
          <table:table-cell office:value-type="float" office:value="65.7155609130859" calcext:value-type="float">
            <text:p>65.715560913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21.302169799805" calcext:value-type="float">
            <text:p>221.3021697998</text:p>
          </table:table-cell>
          <table:table-cell/>
          <table:table-cell office:value-type="float" office:value="21.5823955535889" calcext:value-type="float">
            <text:p>21.58239555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0275764465332" calcext:value-type="float">
            <text:p>5.9027576447</text:p>
          </table:table-cell>
          <table:table-cell table:formula="of:=AVERAGE([.D42:.D46])" office:value-type="float" office:value="22.4173913955688" calcext:value-type="float">
            <text:p>22.4173913956</text:p>
          </table:table-cell>
          <table:table-cell office:value-type="float" office:value="4.77027654647827" calcext:value-type="float">
            <text:p>4.7702765465</text:p>
          </table:table-cell>
          <table:table-cell table:formula="of:=AVERAGE([.F42:.F46])" office:value-type="float" office:value="9.19885559082031" calcext:value-type="float">
            <text:p>9.1988555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4465827941895" calcext:value-type="float">
            <text:p>58.4465827942</text:p>
          </table:table-cell>
          <table:table-cell table:formula="of:=STDEV([.D42:.D46])" office:value-type="float" office:value="23.8183738118488" calcext:value-type="float">
            <text:p>23.8183738118</text:p>
          </table:table-cell>
          <table:table-cell office:value-type="float" office:value="13.2618083953857" calcext:value-type="float">
            <text:p>13.2618083954</text:p>
          </table:table-cell>
          <table:table-cell table:formula="of:=STDEV([.F42:.F46])" office:value-type="float" office:value="6.34609698774181" calcext:value-type="float">
            <text:p>6.3460969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.95362281799316" calcext:value-type="float">
            <text:p>5.953622818</text:p>
          </table:table-cell>
          <table:table-cell/>
          <table:table-cell office:value-type="float" office:value="4.77797842025757" calcext:value-type="float">
            <text:p>4.77797842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.35386371612549" calcext:value-type="float">
            <text:p>6.3538637161</text:p>
          </table:table-cell>
          <table:table-cell/>
          <table:table-cell office:value-type="float" office:value="4.73745822906494" calcext:value-type="float">
            <text:p>4.737458229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5.4301300048828" calcext:value-type="float">
            <text:p>35.4301300049</text:p>
          </table:table-cell>
          <table:table-cell/>
          <table:table-cell office:value-type="float" office:value="18.446756362915" calcext:value-type="float">
            <text:p>18.446756362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8647546768188" calcext:value-type="float">
            <text:p>15.8647546768</text:p>
          </table:table-cell>
          <table:table-cell table:formula="of:=AVERAGE([.D47:.D51])" office:value-type="float" office:value="18.9995708465576" calcext:value-type="float">
            <text:p>18.9995708466</text:p>
          </table:table-cell>
          <table:table-cell office:value-type="float" office:value="15.0242538452148" calcext:value-type="float">
            <text:p>15.0242538452</text:p>
          </table:table-cell>
          <table:table-cell table:formula="of:=AVERAGE([.F47:.F51])" office:value-type="float" office:value="15.3728750228882" calcext:value-type="float">
            <text:p>15.37287502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.1110887527466" calcext:value-type="float">
            <text:p>15.1110887527</text:p>
          </table:table-cell>
          <table:table-cell table:formula="of:=STDEV([.D47:.D51])" office:value-type="float" office:value="4.44329792753353" calcext:value-type="float">
            <text:p>4.4432979275</text:p>
          </table:table-cell>
          <table:table-cell office:value-type="float" office:value="12.4779243469238" calcext:value-type="float">
            <text:p>12.4779243469</text:p>
          </table:table-cell>
          <table:table-cell table:formula="of:=STDEV([.F47:.F51])" office:value-type="float" office:value="4.09067779536709" calcext:value-type="float">
            <text:p>4.09067779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.3086528778076" calcext:value-type="float">
            <text:p>26.3086528778</text:p>
          </table:table-cell>
          <table:table-cell/>
          <table:table-cell office:value-type="float" office:value="22.327428817749" calcext:value-type="float">
            <text:p>22.327428817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.3861618041992" calcext:value-type="float">
            <text:p>19.3861618042</text:p>
          </table:table-cell>
          <table:table-cell/>
          <table:table-cell office:value-type="float" office:value="12.256275177002" calcext:value-type="float">
            <text:p>12.25627517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.3271961212158" calcext:value-type="float">
            <text:p>18.3271961212</text:p>
          </table:table-cell>
          <table:table-cell/>
          <table:table-cell office:value-type="float" office:value="14.7784929275513" calcext:value-type="float">
            <text:p>14.778492927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.1413078308105" calcext:value-type="float">
            <text:p>15.1413078308</text:p>
          </table:table-cell>
          <table:table-cell table:formula="of:=AVERAGE([.D52:.D61])" office:value-type="float" office:value="22.6303197860718" calcext:value-type="float">
            <text:p>22.6303197861</text:p>
          </table:table-cell>
          <table:table-cell office:value-type="float" office:value="13.5662441253662" calcext:value-type="float">
            <text:p>13.5662441254</text:p>
          </table:table-cell>
          <table:table-cell table:formula="of:=AVERAGE([.F52:.F61])" office:value-type="float" office:value="17.5811237335205" calcext:value-type="float">
            <text:p>17.58112373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.357400894165" calcext:value-type="float">
            <text:p>24.3574008942</text:p>
          </table:table-cell>
          <table:table-cell table:formula="of:=STDEV([.D52:.D61])" office:value-type="float" office:value="4.92815310827678" calcext:value-type="float">
            <text:p>4.9281531083</text:p>
          </table:table-cell>
          <table:table-cell office:value-type="float" office:value="17.7574081420898" calcext:value-type="float">
            <text:p>17.7574081421</text:p>
          </table:table-cell>
          <table:table-cell table:formula="of:=STDEV([.F52:.F61])" office:value-type="float" office:value="2.52024670148525" calcext:value-type="float">
            <text:p>2.52024670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.2748489379883" calcext:value-type="float">
            <text:p>31.274848938</text:p>
          </table:table-cell>
          <table:table-cell/>
          <table:table-cell office:value-type="float" office:value="21.3301811218262" calcext:value-type="float">
            <text:p>21.330181121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6.2922611236572" calcext:value-type="float">
            <text:p>26.2922611237</text:p>
          </table:table-cell>
          <table:table-cell/>
          <table:table-cell office:value-type="float" office:value="21.8917694091797" calcext:value-type="float">
            <text:p>21.891769409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.4358253479004" calcext:value-type="float">
            <text:p>17.4358253479</text:p>
          </table:table-cell>
          <table:table-cell/>
          <table:table-cell office:value-type="float" office:value="16.0924968719482" calcext:value-type="float">
            <text:p>16.092496871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.9276027679443" calcext:value-type="float">
            <text:p>18.9276027679</text:p>
          </table:table-cell>
          <table:table-cell/>
          <table:table-cell office:value-type="float" office:value="17.1201972961426" calcext:value-type="float">
            <text:p>17.120197296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.6096897125244" calcext:value-type="float">
            <text:p>25.6096897125</text:p>
          </table:table-cell>
          <table:table-cell/>
          <table:table-cell office:value-type="float" office:value="16.6592483520508" calcext:value-type="float">
            <text:p>16.65924835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.1178150177002" calcext:value-type="float">
            <text:p>24.1178150177</text:p>
          </table:table-cell>
          <table:table-cell/>
          <table:table-cell office:value-type="float" office:value="18.8617076873779" calcext:value-type="float">
            <text:p>18.861707687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.6272640228271" calcext:value-type="float">
            <text:p>18.6272640228</text:p>
          </table:table-cell>
          <table:table-cell/>
          <table:table-cell office:value-type="float" office:value="16.2674655914307" calcext:value-type="float">
            <text:p>16.26746559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4.5191822052002" calcext:value-type="float">
            <text:p>24.5191822052</text:p>
          </table:table-cell>
          <table:table-cell/>
          <table:table-cell office:value-type="float" office:value="16.264518737793" calcext:value-type="float">
            <text:p>16.264518737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905456542969" calcext:value-type="float">
            <text:p>56.5905456543</text:p>
          </table:table-cell>
          <table:table-cell table:formula="of:=AVERAGE([.D62:.D66])" office:value-type="float" office:value="189.89782037735" calcext:value-type="float">
            <text:p>189.8978203774</text:p>
          </table:table-cell>
          <table:table-cell office:value-type="float" office:value="14.2918224334717" calcext:value-type="float">
            <text:p>14.2918224335</text:p>
          </table:table-cell>
          <table:table-cell table:formula="of:=AVERAGE([.F62:.F66])" office:value-type="float" office:value="16.9378711700439" calcext:value-type="float">
            <text:p>16.93787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8.65283203125" calcext:value-type="float">
            <text:p>788.6528320313</text:p>
          </table:table-cell>
          <table:table-cell table:formula="of:=STDEV([.D62:.D66])" office:value-type="float" office:value="336.28189403952" calcext:value-type="float">
            <text:p>336.2818940395</text:p>
          </table:table-cell>
          <table:table-cell office:value-type="float" office:value="37.3656730651855" calcext:value-type="float">
            <text:p>37.3656730652</text:p>
          </table:table-cell>
          <table:table-cell table:formula="of:=STDEV([.F62:.F66])" office:value-type="float" office:value="12.3857093292827" calcext:value-type="float">
            <text:p>12.38570932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5.3090667724609" calcext:value-type="float">
            <text:p>85.3090667725</text:p>
          </table:table-cell>
          <table:table-cell/>
          <table:table-cell office:value-type="float" office:value="18.4288463592529" calcext:value-type="float">
            <text:p>18.42884635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.7074179649353" calcext:value-type="float">
            <text:p>6.7074179649</text:p>
          </table:table-cell>
          <table:table-cell/>
          <table:table-cell office:value-type="float" office:value="6.46949672698975" calcext:value-type="float">
            <text:p>6.4694967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2.2292394638062" calcext:value-type="float">
            <text:p>12.2292394638</text:p>
          </table:table-cell>
          <table:table-cell/>
          <table:table-cell office:value-type="float" office:value="8.13351726531982" calcext:value-type="float">
            <text:p>8.1335172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.6471710205078" calcext:value-type="float">
            <text:p>93.6471710205</text:p>
          </table:table-cell>
          <table:table-cell table:formula="of:=AVERAGE([.D67:.D71])" office:value-type="float" office:value="100.080892181396" calcext:value-type="float">
            <text:p>100.0808921814</text:p>
          </table:table-cell>
          <table:table-cell office:value-type="float" office:value="22.2720642089844" calcext:value-type="float">
            <text:p>22.272064209</text:p>
          </table:table-cell>
          <table:table-cell table:formula="of:=AVERAGE([.F67:.F71])" office:value-type="float" office:value="22.6423000335693" calcext:value-type="float">
            <text:p>22.642300033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3.9499206542969" calcext:value-type="float">
            <text:p>43.9499206543</text:p>
          </table:table-cell>
          <table:table-cell table:formula="of:=STDEV([.D67:.D71])" office:value-type="float" office:value="83.5714716852555" calcext:value-type="float">
            <text:p>83.5714716853</text:p>
          </table:table-cell>
          <table:table-cell office:value-type="float" office:value="18.5460586547852" calcext:value-type="float">
            <text:p>18.5460586548</text:p>
          </table:table-cell>
          <table:table-cell table:formula="of:=STDEV([.F67:.F71])" office:value-type="float" office:value="3.90808899536544" calcext:value-type="float">
            <text:p>3.908088995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5.765090942383" calcext:value-type="float">
            <text:p>245.7650909424</text:p>
          </table:table-cell>
          <table:table-cell/>
          <table:table-cell office:value-type="float" office:value="25.2309474945068" calcext:value-type="float">
            <text:p>25.230947494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.7603721618652" calcext:value-type="float">
            <text:p>52.7603721619</text:p>
          </table:table-cell>
          <table:table-cell/>
          <table:table-cell office:value-type="float" office:value="27.8068599700928" calcext:value-type="float">
            <text:p>27.80685997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.2819061279297" calcext:value-type="float">
            <text:p>64.2819061279</text:p>
          </table:table-cell>
          <table:table-cell/>
          <table:table-cell office:value-type="float" office:value="19.3555698394775" calcext:value-type="float">
            <text:p>19.355569839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8.9073791503906" calcext:value-type="float">
            <text:p>78.9073791504</text:p>
          </table:table-cell>
          <table:table-cell table:formula="of:=AVERAGE([.D72:.D81])" office:value-type="float" office:value="182.678547668457" calcext:value-type="float">
            <text:p>182.6785476685</text:p>
          </table:table-cell>
          <table:table-cell office:value-type="float" office:value="28.5276660919189" calcext:value-type="float">
            <text:p>28.5276660919</text:p>
          </table:table-cell>
          <table:table-cell table:formula="of:=AVERAGE([.F72:.F81])" office:value-type="float" office:value="39.7154403686523" calcext:value-type="float">
            <text:p>39.715440368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7.144104003906" calcext:value-type="float">
            <text:p>427.1441040039</text:p>
          </table:table-cell>
          <table:table-cell table:formula="of:=STDEV([.D72:.D81])" office:value-type="float" office:value="138.489801079357" calcext:value-type="float">
            <text:p>138.4898010794</text:p>
          </table:table-cell>
          <table:table-cell office:value-type="float" office:value="41.1834716796875" calcext:value-type="float">
            <text:p>41.1834716797</text:p>
          </table:table-cell>
          <table:table-cell table:formula="of:=STDEV([.F72:.F81])" office:value-type="float" office:value="17.4406373603015" calcext:value-type="float">
            <text:p>17.440637360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3.98649597168" calcext:value-type="float">
            <text:p>253.9864959717</text:p>
          </table:table-cell>
          <table:table-cell/>
          <table:table-cell office:value-type="float" office:value="64.7169952392578" calcext:value-type="float">
            <text:p>64.71699523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2.0318603515625" calcext:value-type="float">
            <text:p>72.0318603516</text:p>
          </table:table-cell>
          <table:table-cell/>
          <table:table-cell office:value-type="float" office:value="28.9568271636963" calcext:value-type="float">
            <text:p>28.956827163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15.774871826172" calcext:value-type="float">
            <text:p>415.7748718262</text:p>
          </table:table-cell>
          <table:table-cell/>
          <table:table-cell office:value-type="float" office:value="72.2639236450195" calcext:value-type="float">
            <text:p>72.2639236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9.966316223145" calcext:value-type="float">
            <text:p>109.9663162231</text:p>
          </table:table-cell>
          <table:table-cell/>
          <table:table-cell office:value-type="float" office:value="22.9008388519287" calcext:value-type="float">
            <text:p>22.900838851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8.7810821533203" calcext:value-type="float">
            <text:p>78.7810821533</text:p>
          </table:table-cell>
          <table:table-cell/>
          <table:table-cell office:value-type="float" office:value="49.0097732543945" calcext:value-type="float">
            <text:p>49.009773254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1.984771728516" calcext:value-type="float">
            <text:p>141.9847717285</text:p>
          </table:table-cell>
          <table:table-cell/>
          <table:table-cell office:value-type="float" office:value="20.5340976715088" calcext:value-type="float">
            <text:p>20.53409767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8.057662963867" calcext:value-type="float">
            <text:p>178.0576629639</text:p>
          </table:table-cell>
          <table:table-cell/>
          <table:table-cell office:value-type="float" office:value="37.6306686401367" calcext:value-type="float">
            <text:p>37.63066864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0.1509323120117" calcext:value-type="float">
            <text:p>70.150932312</text:p>
          </table:table-cell>
          <table:table-cell/>
          <table:table-cell office:value-type="float" office:value="31.4301414489746" calcext:value-type="float">
            <text:p>31.43014144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10:55:57.187678087</dc:date>
    <meta:editing-duration>PT1M25S</meta:editing-duration>
    <meta:editing-cycles>1</meta:editing-cycles>
    <meta:document-statistic meta:table-count="1" meta:cell-count="1107" meta:object-count="0"/>
    <meta:generator>LibreOffice/5.1.6.2$Linux_X86_64 LibreOffice_project/10m0$Build-2</meta:generator>
  </office:meta>
</office:document-meta>
</file>